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細明體" svg:font-family="細明體, MingLiU" style:font-family-generic="modern"/>
    <style:font-face style:name="標楷體" svg:font-family="標楷體" style:font-family-generic="scrip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849cm" table:align="center" style:writing-mode="lr-tb"/>
    </style:style>
    <style:style style:name="表格1.A" style:family="table-column">
      <style:table-column-properties style:column-width="3.709cm"/>
    </style:style>
    <style:style style:name="表格1.B" style:family="table-column">
      <style:table-column-properties style:column-width="6.35cm"/>
    </style:style>
    <style:style style:name="表格1.C" style:family="table-column">
      <style:table-column-properties style:column-width="2.223cm"/>
    </style:style>
    <style:style style:name="表格1.D" style:family="table-column">
      <style:table-column-properties style:column-width="0.861cm"/>
    </style:style>
    <style:style style:name="表格1.E" style:family="table-column">
      <style:table-column-properties style:column-width="0.092cm"/>
    </style:style>
    <style:style style:name="表格1.F" style:family="table-column">
      <style:table-column-properties style:column-width="4.614cm"/>
    </style:style>
    <style:style style:name="表格1.1" style:family="table-row">
      <style:table-row-properties fo:keep-together="always"/>
    </style:style>
    <style:style style:name="表格1.A1" style:family="table-cell">
      <style:table-cell-properties style:vertical-align="middle" fo:background-color="#e6e6e6" fo:padding-left="0.049cm" fo:padding-right="0.049cm" fo:padding-top="0cm" fo:padding-bottom="0cm" fo:border="1.5pt solid #000000" style:writing-mode="lr-tb">
        <style:background-image/>
      </style:table-cell-properties>
    </style:style>
    <style:style style:name="表格1.2" style:family="table-row">
      <style:table-row-properties style:min-row-height="0.924cm" fo:keep-together="always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75pt solid #000000" style:writing-mode="lr-tb"/>
    </style:style>
    <style:style style:name="表格1.B2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none" fo:border-bottom="0.75pt solid #000000" style:writing-mode="lr-tb"/>
    </style:style>
    <style:style style:name="表格1.3" style:family="table-row">
      <style:table-row-properties style:min-row-height="0.921cm" fo:keep-together="always"/>
    </style:style>
    <style:style style:name="表格1.A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75pt solid #000000" style:writing-mode="lr-tb"/>
    </style:style>
    <style:style style:name="表格1.B3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none" fo:border-bottom="0.75pt solid #000000" style:writing-mode="lr-tb"/>
    </style:style>
    <style:style style:name="表格1.4" style:family="table-row">
      <style:table-row-properties style:min-row-height="0.954cm" fo:keep-together="always"/>
    </style:style>
    <style:style style:name="表格1.A4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4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C4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none" style:writing-mode="lr-tb"/>
    </style:style>
    <style:style style:name="表格1.D4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none" style:writing-mode="lr-tb"/>
    </style:style>
    <style:style style:name="表格1.5" style:family="table-row">
      <style:table-row-properties style:min-row-height="0.894cm" fo:keep-together="always"/>
    </style:style>
    <style:style style:name="表格1.A5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5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C5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none" style:writing-mode="lr-tb"/>
    </style:style>
    <style:style style:name="表格1.D5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none" style:writing-mode="lr-tb"/>
    </style:style>
    <style:style style:name="表格1.6" style:family="table-row">
      <style:table-row-properties style:min-row-height="0.958cm" fo:keep-together="always"/>
    </style:style>
    <style:style style:name="表格1.A6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6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C6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none" style:writing-mode="lr-tb"/>
    </style:style>
    <style:style style:name="表格1.D6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none" style:writing-mode="lr-tb"/>
    </style:style>
    <style:style style:name="表格1.7" style:family="table-row">
      <style:table-row-properties style:min-row-height="0.896cm" fo:keep-together="always"/>
    </style:style>
    <style:style style:name="表格1.A7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7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C7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none" style:writing-mode="lr-tb"/>
    </style:style>
    <style:style style:name="表格1.D7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none" style:writing-mode="lr-tb"/>
    </style:style>
    <style:style style:name="表格1.8" style:family="table-row">
      <style:table-row-properties style:min-row-height="0.863cm" fo:keep-together="always"/>
    </style:style>
    <style:style style:name="表格1.A8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8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A9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9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C9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E9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10" style:family="table-row">
      <style:table-row-properties style:min-row-height="0.997cm" fo:keep-together="always"/>
    </style:style>
    <style:style style:name="表格1.A10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10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11" style:family="table-row">
      <style:table-row-properties style:min-row-height="0.917cm" fo:keep-together="always"/>
    </style:style>
    <style:style style:name="表格1.A11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none" style:writing-mode="lr-tb"/>
    </style:style>
    <style:style style:name="表格1.B11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none" style:writing-mode="lr-tb"/>
    </style:style>
    <style:style style:name="表格1.12" style:family="table-row">
      <style:table-row-properties style:min-row-height="1.272cm" fo:keep-together="always"/>
    </style:style>
    <style:style style:name="表格1.A12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表格1.B12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1.14" style:family="table-row">
      <style:table-row-properties style:min-row-height="1.293cm" fo:keep-together="always"/>
    </style:style>
    <style:style style:name="表格1.A14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14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15" style:family="table-row">
      <style:table-row-properties style:min-row-height="0.91cm" fo:keep-together="always"/>
    </style:style>
    <style:style style:name="表格1.A15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15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C15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F15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16" style:family="table-row">
      <style:table-row-properties style:min-row-height="3.166cm" fo:keep-together="always"/>
    </style:style>
    <style:style style:name="表格1.A16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25pt solid #000000" style:writing-mode="lr-tb"/>
    </style:style>
    <style:style style:name="表格1.B16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25pt solid #000000" style:writing-mode="lr-tb"/>
    </style:style>
    <style:style style:name="表格1.17" style:family="table-row">
      <style:table-row-properties style:min-row-height="0.88cm" fo:keep-together="always"/>
    </style:style>
    <style:style style:name="表格1.A17" style:family="table-cell">
      <style:table-cell-properties style:vertical-align="middle" fo:padding-left="0.049cm" fo:padding-right="0.049cm" fo:padding-top="0cm" fo:padding-bottom="0cm" fo:border-left="1.5pt solid #000000" fo:border-right="none" fo:border-top="0.25pt solid #000000" fo:border-bottom="1.5pt solid #000000" style:writing-mode="lr-tb"/>
    </style:style>
    <style:style style:name="表格1.B17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25pt solid #000000" fo:border-bottom="1.5pt solid #000000" style:writing-mode="lr-tb"/>
    </style:style>
    <style:style style:name="表格1.18" style:family="table-row">
      <style:table-row-properties style:min-row-height="0.79cm" fo:keep-together="always"/>
    </style:style>
    <style:style style:name="表格1.A19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none" style:writing-mode="lr-tb"/>
    </style:style>
    <style:style style:name="表格1.B19" style:family="table-cell">
      <style:table-cell-properties style:vertical-align="top" fo:padding-left="0.049cm" fo:padding-right="0.049cm" fo:padding-top="0cm" fo:padding-bottom="0cm" fo:border-left="none" fo:border-right="1.5pt solid #000000" fo:border-top="0.75pt solid #000000" fo:border-bottom="none" style:writing-mode="lr-tb"/>
    </style:style>
    <style:style style:name="表格1.A2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表格1.B20" style:family="table-cell">
      <style:table-cell-properties style:vertical-align="top" fo:padding-left="0.049cm" fo:padding-right="0.049cm" fo:padding-top="0cm" fo:padding-bottom="0cm" fo:border-left="none" fo:border-right="1.5pt solid #000000" fo:border-top="none" fo:border-bottom="none" style:writing-mode="lr-tb"/>
    </style:style>
    <style:style style:name="表格1.A2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表格1.B21" style:family="table-cell">
      <style:table-cell-properties style:vertical-align="top" fo:padding-left="0.049cm" fo:padding-right="0.049cm" fo:padding-top="0cm" fo:padding-bottom="0cm" fo:border-left="none" fo:border-right="1.5pt solid #000000" fo:border-top="none" fo:border-bottom="none" style:writing-mode="lr-tb"/>
    </style:style>
    <style:style style:name="表格1.A2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表格1.B22" style:family="table-cell">
      <style:table-cell-properties style:vertical-align="top" fo:padding-left="0.049cm" fo:padding-right="0.049cm" fo:padding-top="0cm" fo:padding-bottom="0cm" fo:border-left="none" fo:border-right="1.5pt solid #000000" fo:border-top="none" fo:border-bottom="none" style:writing-mode="lr-tb"/>
    </style:style>
    <style:style style:name="表格1.A2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1.5pt solid #000000" style:writing-mode="lr-tb"/>
    </style:style>
    <style:style style:name="表格1.B23" style:family="table-cell">
      <style:table-cell-properties style:vertical-align="top" fo:padding-left="0.049cm" fo:padding-right="0.049cm" fo:padding-top="0cm" fo:padding-bottom="0cm" fo:border-left="none" fo:border-right="1.5pt solid #000000" fo:border-top="none" fo:border-bottom="1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fo:text-align-last="justify" style:justify-single-word="false" fo:orphans="2" fo:widows="2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3" style:family="paragraph" style:parent-style-name="Standard">
      <style:paragraph-properties fo:text-align="justify" style:justify-single-word="false" fo:orphans="2" fo:widows="2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paragraph-properties fo:text-align="justify" style:justify-single-word="false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paragraph-properties fo:text-align="end" style:justify-single-word="false" fo:orphans="2" fo:widows="2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">
      <style:paragraph-properties fo:text-align="center" style:justify-single-word="false" fo:orphans="2" fo:widows="2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7" style:family="paragraph" style:parent-style-name="Standard">
      <style:text-properties style:font-name="標楷體" fo:font-size="8pt" style:font-name-asian="標楷體" style:font-size-asian="8pt" style:font-name-complex="標楷體" style:font-size-complex="8pt"/>
    </style:style>
    <style:style style:name="P8" style:family="paragraph" style:parent-style-name="Standard">
      <style:paragraph-properties fo:line-height="125%" fo:text-align="justify" style:justify-single-word="false" fo:orphans="2" fo:widows="2" style:text-autospace="none" style:vertical-align="bottom" style:snap-to-layout-grid="false"/>
    </style:style>
    <style:style style:name="P9" style:family="paragraph" style:parent-style-name="Standard">
      <style:paragraph-properties fo:margin-left="-1.27cm" fo:margin-right="0.215cm" fo:margin-top="0.318cm" fo:margin-bottom="0cm" loext:contextual-spacing="false" fo:text-align="end" style:justify-single-word="false" fo:orphans="2" fo:widows="2" fo:text-indent="0cm" style:auto-text-indent="false" style:text-autospace="none" style:vertical-align="bottom" style:snap-to-layout-grid="false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.199cm" style:auto-text-indent="false" style:text-autospace="none" style:vertical-align="bottom" style:snap-to-layout-grid="false"/>
      <style:text-properties style:font-name="標楷體" fo:font-size="16pt" style:font-name-asian="標楷體" style:font-size-asian="16pt" style:font-name-complex="標楷體" style:font-size-complex="16pt"/>
    </style:style>
    <style:style style:name="P11" style:family="paragraph" style:parent-style-name="Standard">
      <style:paragraph-properties fo:margin-top="0.212cm" fo:margin-bottom="0cm" loext:contextual-spacing="false" fo:text-align="justify" style:justify-single-word="false" fo:orphans="2" fo:widows="2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12" style:family="paragraph" style:parent-style-name="Standard">
      <style:paragraph-properties fo:margin-top="0.212cm" fo:margin-bottom="0cm" loext:contextual-spacing="false" fo:text-align="justify" style:justify-single-word="false" fo:orphans="2" fo:widows="2" style:text-autospace="none" style:vertical-align="bottom" style:snap-to-layout-grid="false"/>
      <style:text-properties fo:color="#0000ff" style:font-name="標楷體" style:font-name-asian="標楷體" style:font-name-complex="標楷體" style:font-size-complex="12pt"/>
    </style:style>
    <style:style style:name="P13" style:family="paragraph" style:parent-style-name="Standard">
      <style:paragraph-properties fo:margin-left="0.199cm" fo:margin-right="0cm" fo:orphans="2" fo:widows="2" fo:text-indent="0cm" style:auto-text-indent="false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14" style:family="paragraph" style:parent-style-name="Standard">
      <style:paragraph-properties fo:margin-left="0.199cm" fo:margin-right="0cm" fo:text-align="justify" style:justify-single-word="false" fo:orphans="2" fo:widows="2" fo:text-indent="0cm" style:auto-text-indent="false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15" style:family="paragraph" style:parent-style-name="Standard" style:master-page-name="Standard">
      <style:paragraph-properties fo:text-align="center" style:justify-single-word="false" fo:orphans="2" fo:widows="2" style:page-number="5" style:text-autospace="none" style:vertical-align="bottom" style:snap-to-layout-grid="false"/>
    </style:style>
    <style:style style:name="P16" style:family="paragraph" style:parent-style-name="Standard" style:list-style-name="WW8Num1">
      <style:paragraph-properties fo:margin-left="0.951cm" fo:margin-right="0cm" fo:text-align="justify" style:justify-single-word="false" fo:orphans="2" fo:widows="2" fo:text-indent="-0.951cm" style:auto-text-indent="false" style:text-autospace="none" style:vertical-align="bottom" style:snap-to-layout-grid="false"/>
    </style:style>
    <style:style style:name="T1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2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3" style:family="text">
      <style:text-properties style:font-name="標楷體" fo:font-size="14pt" style:text-underline-style="solid" style:text-underline-width="auto" style:text-underline-color="font-color" style:font-name-asian="標楷體" style:font-size-asian="14pt" style:font-name-complex="標楷體" style:font-size-complex="14pt"/>
    </style:style>
    <style:style style:name="T4" style:family="text">
      <style:text-properties fo:color="#ff0000" style:text-line-through-style="solid" style:text-line-through-type="single" style:font-name="標楷體" fo:font-size="16pt" fo:font-weight="bold" style:font-name-asian="標楷體" style:font-size-asian="16pt" style:font-weight-asian="bold" style:font-name-complex="標楷體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大同大學創新育成中心 </text:span><text:span text:style-name="T1">企業進駐申請書</text:span></text:p>
      <text:p text:style-name="P9">申請日期： <text:s text:c="3"/>年 <text:s text:c="3"/>月 <text:s text:c="3"/>日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columns-spanned="6" office:value-type="string">
            <text:p text:style-name="P10">一、公司基本資料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2">公司名稱</text:p>
          </table:table-cell>
          <table:table-cell table:style-name="表格1.B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office:value-type="string">
            <text:p text:style-name="P2">成立日期</text:p>
          </table:table-cell>
          <table:table-cell table:style-name="表格1.B3" table:number-columns-spanned="5" office:value-type="string">
            <text:p text:style-name="P3">□ <text:s text:c="3"/>年 <text:s text:c="2"/>月 <text:s text:c="2"/>日 <text:s text:c="2"/>　　　□ 辦理公司登記中</text:p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office:value-type="string">
            <text:p text:style-name="P2">實收資本額</text:p>
          </table:table-cell>
          <table:table-cell table:style-name="表格1.B4" office:value-type="string">
            <text:p text:style-name="P3"/>
          </table:table-cell>
          <table:table-cell table:style-name="表格1.C4" office:value-type="string">
            <text:p text:style-name="P2">統一編號</text:p>
          </table:table-cell>
          <table:table-cell table:style-name="表格1.D4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.5">
          <table:table-cell table:style-name="表格1.A5" office:value-type="string">
            <text:p text:style-name="P2">負責人</text:p>
          </table:table-cell>
          <table:table-cell table:style-name="表格1.B5" office:value-type="string">
            <text:p text:style-name="P3"/>
          </table:table-cell>
          <table:table-cell table:style-name="表格1.C7" table:number-rows-spanned="3" office:value-type="string">
            <text:p text:style-name="P2">公司</text:p>
            <text:p text:style-name="P2">大小章</text:p>
          </table:table-cell>
          <table:table-cell table:style-name="表格1.D7" table:number-rows-spanned="3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.6">
          <table:table-cell table:style-name="表格1.A6" office:value-type="string">
            <text:p text:style-name="P2">主要股東</text:p>
          </table:table-cell>
          <table:table-cell table:style-name="表格1.B6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office:value-type="string">
            <text:p text:style-name="P2">員工人數</text:p>
          </table:table-cell>
          <table:table-cell table:style-name="表格1.B7" office:value-type="string">
            <text:p text:style-name="P5">人　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8" office:value-type="string">
            <text:p text:style-name="P2">公司地址</text:p>
          </table:table-cell>
          <table:table-cell table:style-name="表格1.B8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9" office:value-type="string">
            <text:p text:style-name="P2">聯絡人</text:p>
          </table:table-cell>
          <table:table-cell table:style-name="表格1.B9" office:value-type="string">
            <text:p text:style-name="P3"/>
          </table:table-cell>
          <table:table-cell table:style-name="表格1.C9" table:number-columns-spanned="2" office:value-type="string">
            <text:p text:style-name="P2">聯絡電話</text:p>
          </table:table-cell>
          <table:covered-table-cell/>
          <table:table-cell table:style-name="表格1.E9" table:number-columns-spanned="2" office:value-type="string">
            <text:p text:style-name="P3"/>
          </table:table-cell>
          <table:covered-table-cell/>
        </table:table-row>
        <table:table-row table:style-name="表格1.10">
          <table:table-cell table:style-name="表格1.A10" office:value-type="string">
            <text:p text:style-name="P6">E-Mail</text:p>
          </table:table-cell>
          <table:table-cell table:style-name="表格1.B10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office:value-type="string">
            <text:p text:style-name="P2">主要營業項目</text:p>
          </table:table-cell>
          <table:table-cell table:style-name="表格1.B1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office:value-type="string">
            <text:p text:style-name="P2">進駐育成中心主要輔導項目需求</text:p>
          </table:table-cell>
          <table:table-cell table:style-name="表格1.B12" table:number-columns-spanned="5" office:value-type="string">
            <text:p text:style-name="P11"/>
            <text:p text:style-name="P12">（技術、行銷、財務或商務支援等，請簡要敘述）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6" office:value-type="string">
            <text:p text:style-name="P10">二、進駐類型及設施需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4">
          <table:table-cell table:style-name="表格1.A14" office:value-type="string">
            <text:p text:style-name="P2">研發領域</text:p>
            <text:p text:style-name="P2">（可複選）</text:p>
          </table:table-cell>
          <table:table-cell table:style-name="表格1.B14" table:number-columns-spanned="5" office:value-type="string">
            <text:p text:style-name="P8"><text:span text:style-name="T2">□電腦資訊 □軟體開發 □通訊 □光電 □材料科技 □機械設備 □生技醫療 □民生用品 □創新服務 □其他</text:span><text:span text:style-name="T3"> <text:s text:c="12"/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5" office:value-type="string">
            <text:p text:style-name="P2">空間需求</text:p>
          </table:table-cell>
          <table:table-cell table:style-name="表格1.B15" office:value-type="string">
            <text:p text:style-name="P6">約 <text:s text:c="6"/>坪</text:p>
          </table:table-cell>
          <table:table-cell table:style-name="表格1.C15" table:number-columns-spanned="3" office:value-type="string">
            <text:p text:style-name="P2">預計進駐人數</text:p>
          </table:table-cell>
          <table:covered-table-cell/>
          <table:covered-table-cell/>
          <table:table-cell table:style-name="表格1.F15" office:value-type="string">
            <text:p text:style-name="P5">人</text:p>
          </table:table-cell>
        </table:table-row>
        <table:table-row table:style-name="表格1.16">
          <table:table-cell table:style-name="表格1.A16" office:value-type="string">
            <text:p text:style-name="P2">特殊需求</text:p>
            <text:p text:style-name="P2">(請說明)</text:p>
          </table:table-cell>
          <table:table-cell table:style-name="表格1.B16" table:number-columns-spanned="5" office:value-type="string">
            <text:list xml:id="list3595853981276310343" text:style-name="WW8Num1">
              <text:list-item>
                <text:p text:style-name="P16"><text:span text:style-name="T2">特殊用電需求：</text:span><text:span text:style-name="T3">　　　　　　　　　　　　　　　　　　</text:span></text:p>
              </text:list-item>
              <text:list-item>
                <text:p text:style-name="P16"><text:span text:style-name="T2">特殊毒化物使用需求：</text:span><text:span text:style-name="T3">　　　　　　　　　　　　　　　</text:span></text:p>
              </text:list-item>
              <text:list-item>
                <text:p text:style-name="P16"><text:span text:style-name="T2">特殊廢棄物處理需求：</text:span><text:span text:style-name="T3">　　　　　　　　　　　　　　　</text:span></text:p>
              </text:list-item>
              <text:list-item>
                <text:p text:style-name="P16"><text:span text:style-name="T2">特殊工業安全需求：</text:span><text:span text:style-name="T3">　　　　　　　　　　　　　　　　</text:span></text:p>
              </text:list-item>
              <text:list-item>
                <text:p text:style-name="P16"><text:span text:style-name="T2">其他：</text:span><text:span text:style-name="T3"> <text:s text:c="17"/>　　　　　　　 <text:s text:c="11"/>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7" office:value-type="string">
            <text:p text:style-name="P2">其他說明</text:p>
          </table:table-cell>
          <table:table-cell table:style-name="表格1.B17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6" office:value-type="string">
            <text:p text:style-name="P10">三、附件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9" office:value-type="string">
            <text:p text:style-name="P6">□</text:p>
          </table:table-cell>
          <table:table-cell table:style-name="表格1.B19" table:number-columns-spanned="5" office:value-type="string">
            <text:p text:style-name="P14">同意審查聲明書乙份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0" office:value-type="string">
            <text:p text:style-name="P6">□</text:p>
          </table:table-cell>
          <table:table-cell table:style-name="表格1.B20" table:number-columns-spanned="5" office:value-type="string">
            <text:p text:style-name="P13">進駐審查費5,000元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1" office:value-type="string">
            <text:p text:style-name="P6">□</text:p>
          </table:table-cell>
          <table:table-cell table:style-name="表格1.B21" table:number-columns-spanned="5" office:value-type="string">
            <text:p text:style-name="P13">營利事業登記證影本乙份</text:p>
            <text:p text:style-name="P13">（若尚未完成公司登記，則繳交負責人身份證影本乙份）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2" office:value-type="string">
            <text:p text:style-name="P6">□</text:p>
          </table:table-cell>
          <table:table-cell table:style-name="表格1.B22" table:number-columns-spanned="5" office:value-type="string">
            <text:p text:style-name="P13">營運計畫構想書二份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3" office:value-type="string">
            <text:p text:style-name="P6">□</text:p>
          </table:table-cell>
          <table:table-cell table:style-name="表格1.B23" table:number-columns-spanned="5" office:value-type="string">
            <text:p text:style-name="P13">與大同大學教職員簽訂之合作備忘錄乙份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細明體" svg:font-family="細明體, MingLiU" style:font-family-generic="modern"/>
    <style:font-face style:name="標楷體" svg:font-family="標楷體" style:font-family-generic="scrip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vertical-align="baseline" style:writing-mode="lr-tb"/>
      <style:text-properties style:use-window-font-color="true" style:font-name="細明體" fo:font-family="細明體, MingLiU" style:font-family-generic="modern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標楷體" fo:font-family="標楷體" style:font-family-generic="script" fo:font-size="14pt" style:font-name-asian="標楷體" style:font-family-asian="標楷體" style:font-family-generic-asian="scri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□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  <style:text-properties style:font-name="標楷體"/>
      </text:list-level-style-bullet>
      <text:list-level-style-bullet text:level="2" text:style-name="WW8Num1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75cm" fo:margin-left="1.501cm" fo:margin-right="1.501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F-A1410-00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大同大學育成中心進駐申請書</dc:title>
    <meta:initial-creator>iicweb</meta:initial-creator>
    <meta:creation-date>2005-10-14T15:19:00</meta:creation-date>
    <dc:date>2019-01-30T15:04:44.062000000</dc:date>
    <meta:print-date>2007-07-26T15:36:00</meta:print-date>
    <meta:editing-cycles>26</meta:editing-cycles>
    <meta:editing-duration>PT1H13M23S</meta:editing-duration>
    <meta:generator>LibreOffice/5.2.4.2$Windows_x86 LibreOffice_project/3d5603e1122f0f102b62521720ab13a38a4e0eb0</meta:generator>
    <meta:document-statistic meta:table-count="1" meta:image-count="0" meta:object-count="0" meta:page-count="1" meta:paragraph-count="50" meta:word-count="356" meta:character-count="536" meta:non-whitespace-character-count="375"/>
  </office:meta>
</office:document-meta>
</file>